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1.4744in"/>
    </style:style>
    <style:style style:name="co17" style:family="table-column">
      <style:table-column-properties fo:break-before="auto" style:column-width="3.039in"/>
    </style:style>
    <style:style style:name="co18" style:family="table-column">
      <style:table-column-properties fo:break-before="auto" style:column-width="3.0937in"/>
    </style:style>
    <style:style style:name="co19" style:family="table-column">
      <style:table-column-properties fo:break-before="auto" style:column-width="2.2083in"/>
    </style:style>
    <style:style style:name="co20" style:family="table-column">
      <style:table-column-properties fo:break-before="auto" style:column-width="3.4429in"/>
    </style:style>
    <style:style style:name="co6" style:family="table-column">
      <style:table-column-properties fo:break-before="auto" style:column-width="2.0882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2909in"/>
    </style:style>
    <style:style style:name="co9" style:family="table-column">
      <style:table-column-properties fo:break-before="auto" style:column-width="0.9957in"/>
    </style:style>
    <style:style style:name="co10" style:family="table-column">
      <style:table-column-properties fo:break-before="auto" style:column-width="3.1043in"/>
    </style:style>
    <style:style style:name="co11" style:family="table-column">
      <style:table-column-properties fo:break-before="auto" style:column-width="4.339in"/>
    </style:style>
    <style:style style:name="co12" style:family="table-column">
      <style:table-column-properties fo:break-before="auto" style:column-width="0.7008in"/>
    </style:style>
    <style:style style:name="co13" style:family="table-column">
      <style:table-column-properties fo:break-before="auto" style:column-width="2.1319in"/>
    </style:style>
    <style:style style:name="co14" style:family="table-column">
      <style:table-column-properties fo:break-before="auto" style:column-width="1.3236in"/>
    </style:style>
    <style:style style:name="co15" style:family="table-column">
      <style:table-column-properties fo:break-before="auto" style:column-width="1.2472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10" style:family="table-row">
      <style:table-row-properties style:row-height="0.2484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2453in" fo:break-before="auto" style:use-optimal-row-height="true"/>
    </style:style>
    <style:style style:name="ro6" style:family="table-row">
      <style:table-row-properties style:row-height="0.4146in" fo:break-before="auto" style:use-optimal-row-height="true"/>
    </style:style>
    <style:style style:name="ro7" style:family="table-row">
      <style:table-row-properties style:row-height="0.2618in" fo:break-before="auto" style:use-optimal-row-height="true"/>
    </style:style>
    <style:style style:name="ro8" style:family="table-row">
      <style:table-row-properties style:row-height="0.6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138in solid #000000"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fo:border="0.0138in solid #000000"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ff" style:text-outline="false" style:text-line-through-styl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>
      <style:table-cell-properties fo:background-color="#579d1c" style:diagonal-bl-tr="none" style:diagonal-tl-br="none" fo:border="0.0138in solid #000000"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0138in solid #000000" style:rotation-align="none"/>
      <style:text-properties fo:color="#0000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fo:border="0.0138in solid #000000" style:rotation-align="none"/>
      <style:text-properties fo:color="#0000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0.0138in solid #000000" style:rotation-align="none"/>
    </style:style>
    <style:style style:name="ce21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94006b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3" style:family="table-cell" style:parent-style-name="Excel_20_Built-in_20_Normal">
      <style:table-cell-properties style:glyph-orientation-vertical="0" fo:background-color="#e6e6e6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94006b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4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94006b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80008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1" style:family="table-cell" style:parent-style-name="Default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20_Built-in_20_Normal">
      <style:table-cell-properties style:glyph-orientation-vertical="0"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94006b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>
      <style:table-cell-properties fo:background-color="#ff0000" style:diagonal-bl-tr="none" style:diagonal-tl-br="none" fo:border="0.0138in solid #000000" style:rotation-align="non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>
      <style:table-cell-properties fo:background-color="#ffffff" style:diagonal-bl-tr="none" style:diagonal-tl-br="none" fo:border="0.0138in solid #000000"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Default">
      <style:table-cell-properties fo:background-color="#ffffff" style:diagonal-bl-tr="none" style:diagonal-tl-br="none" fo:border="0.0138in solid #000000" style:rotation-align="non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0138in solid #000000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6b0094" style:text-outline="false" style:text-line-through-styl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660066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6b0094" style:text-outline="false" style:text-line-through-styl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/>
    </style:style>
    <style:style style:name="ce54" style:family="table-cell" style:parent-style-name="Excel_20_Built-in_20_Normal" style:data-style-name="N14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20_Built-in_20_Normal" style:data-style-name="N14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20_Built-in_20_Normal" style:data-style-name="N145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6b0094" style:text-outline="false" style:text-line-through-styl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/>
    </style:style>
    <style:style style:name="ce57" style:family="table-cell" style:parent-style-name="Default" style:data-style-name="N145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45">
      <style:table-cell-properties style:diagonal-bl-tr="none" style:diagonal-tl-br="none" fo:border="0.0138in solid #000000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" style:family="table-cell" style:parent-style-name="Default" style:data-style-name="N145">
      <style:table-cell-properties style:diagonal-bl-tr="none" style:diagonal-tl-br="none" fo:border="0.0138in solid #000000"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fo:color="#0000ff" style:text-outline="false" style:text-line-through-style="none" style:font-name="Times New Roman" fo:font-size="12pt" fo:language="zxx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est Cases" table:style-name="ta1" table:print="false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43"/>
        <table:table-column table:style-name="co20" table:default-cell-style-name="ce1"/>
        <table:table-column table:style-name="co6" table:default-cell-style-name="ce1"/>
        <table:table-column table:style-name="co7" table:default-cell-style-name="ce3"/>
        <table:table-row table:style-name="ro1">
          <table:table-cell office:value-type="string">
            <text:p>Project Name : Sythesis II</text:p>
          </table:table-cell>
          <table:table-cell/>
          <table:table-cell table:style-name="ce38"/>
          <table:table-cell table:style-name="ce42" table:number-columns-repeated="4"/>
        </table:table-row>
        <table:table-row table:style-name="ro1">
          <table:table-cell table:style-name="ce19"/>
          <table:table-cell table:style-name="ce3"/>
          <table:table-cell table:style-name="ce38"/>
          <table:table-cell table:style-name="ce42" table:number-columns-repeated="4"/>
        </table:table-row>
        <table:table-row table:style-name="ro1">
          <table:table-cell office:value-type="string">
            <text:p>Submitted By Vibhunsa</text:p>
          </table:table-cell>
          <table:table-cell/>
          <table:table-cell table:style-name="ce38"/>
          <table:table-cell table:style-name="ce42" table:number-columns-repeated="4"/>
        </table:table-row>
        <table:table-row table:style-name="ro1">
          <table:table-cell office:value-type="string">
            <text:p>Date of submission for testing : 19-12-2018</text:p>
          </table:table-cell>
          <table:table-cell/>
          <table:table-cell table:style-name="ce39" office:value-type="string" table:number-columns-spanned="5" table:number-rows-spanned="4">
            <text:p>Test Cases</text:p>
          </table:table-cell>
          <table:covered-table-cell table:number-columns-repeated="4" table:style-name="ce39"/>
        </table:table-row>
        <table:table-row table:style-name="ro1">
          <table:table-cell table:style-name="ce3" office:value-type="string">
            <text:p>Module Name : Store, Terminal</text:p>
          </table:table-cell>
          <table:table-cell table:style-name="ce3"/>
          <table:covered-table-cell table:number-columns-repeated="5" table:style-name="ce39"/>
        </table:table-row>
        <table:table-row table:style-name="ro2">
          <table:table-cell table:style-name="ce20"/>
          <table:table-cell table:style-name="ce7"/>
          <table:covered-table-cell table:number-columns-repeated="5" table:style-name="ce39"/>
        </table:table-row>
        <table:table-row table:style-name="ro1">
          <table:table-cell table:number-columns-repeated="2"/>
          <table:covered-table-cell table:number-columns-repeated="5" table:style-name="ce39"/>
        </table:table-row>
        <table:table-row table:style-name="ro1" table:number-rows-repeated="2">
          <table:table-cell table:style-name="ce21" table:number-columns-repeated="7"/>
        </table:table-row>
        <table:table-row table:style-name="ro10">
          <table:table-cell table:style-name="ce22" office:value-type="string">
            <text:p>Test Case ID</text:p>
          </table:table-cell>
          <table:table-cell table:style-name="ce22" office:value-type="string">
            <text:p>Test Description</text:p>
          </table:table-cell>
          <table:table-cell table:style-name="ce22" office:value-type="string">
            <text:p>Test Steps</text:p>
          </table:table-cell>
          <table:table-cell table:style-name="ce22" office:value-type="string">
            <text:p>Test Data</text:p>
          </table:table-cell>
          <table:table-cell table:style-name="ce22" office:value-type="string">
            <text:p>Expected Results</text:p>
          </table:table-cell>
          <table:table-cell table:style-name="ce22" office:value-type="string">
            <text:p>Actual Results</text:p>
          </table:table-cell>
          <table:table-cell table:style-name="ce22" office:value-type="string">
            <text:p>Pass/Fail</text:p>
          </table:table-cell>
        </table:table-row>
        <table:table-row table:style-name="ro10">
          <table:table-cell table:style-name="ce22"/>
          <table:table-cell table:style-name="ce23" office:value-type="string" table:number-columns-spanned="5" table:number-rows-spanned="1">
            <text:p>Admin(Store)</text:p>
          </table:table-cell>
          <table:covered-table-cell table:number-columns-repeated="4" table:style-name="ce23"/>
          <table:table-cell table:style-name="ce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 Check Store link</text:p>
          </table:table-cell>
          <table:table-cell office:value-type="string">
            <text:p>1)Go to Website</text:p>
          </table:table-cell>
          <table:table-cell table:style-name="ce1" office:value-type="string">
            <text:p>Enter Valid Url</text:p>
          </table:table-cell>
          <table:table-cell office:value-type="string">
            <text:p>System should open "Manage Store" page</text:p>
          </table:table-cell>
          <table:table-cell office:value-type="string">
            <text:p>As Expected</text:p>
          </table:table-cell>
          <table:table-cell table:style-name="ce48" office:value-type="string">
            <text:p>Pass</text:p>
          </table:table-cell>
        </table:table-row>
        <table:table-row table:style-name="ro4">
          <table:table-cell table:number-columns-repeated="2"/>
          <table:table-cell table:style-name="ce40" office:value-type="string">
            <text:p><text:span text:style-name="T1"><text:a xlink:href="http://synthesis.weblivelink.com/">http://synthesis.weblivelink.com</text:a></text:span>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>
            <text:p>2)Log in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3)Click on Setting module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4)Click on Stor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 Check <text:s/>Edit/Upadte Button</text:p>
          </table:table-cell>
          <table:table-cell office:value-type="string">
            <text:p>1)Go to Website</text:p>
          </table:table-cell>
          <table:table-cell table:style-name="ce1" office:value-type="string">
            <text:p>Enter Valid Url</text:p>
          </table:table-cell>
          <table:table-cell office:value-type="string">
            <text:p>System should update the record </text:p>
          </table:table-cell>
          <table:table-cell office:value-type="string">
            <text:p>As Expected</text:p>
          </table:table-cell>
          <table:table-cell table:style-name="ce48" office:value-type="string">
            <text:p>Pass</text:p>
          </table:table-cell>
        </table:table-row>
        <table:table-row table:style-name="ro4">
          <table:table-cell table:number-columns-repeated="2"/>
          <table:table-cell table:style-name="ce40" office:value-type="string">
            <text:p><text:span text:style-name="T1"><text:a xlink:href="http://synthesis.weblivelink.com/">http://synthesis.weblivelink.com</text:a></text:span>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>
            <text:p>2)Log i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3)Click on Setting modu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4)Click on Sto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5)Click on Ed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6)Update ther record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o Check Save Button</text:p>
          </table:table-cell>
          <table:table-cell office:value-type="string">
            <text:p>1)Go to Website</text:p>
          </table:table-cell>
          <table:table-cell table:style-name="ce1" office:value-type="string">
            <text:p>Enter Valid Url</text:p>
          </table:table-cell>
          <table:table-cell office:value-type="string">
            <text:p>System should Update <text:s/>the reocrd and display</text:p>
          </table:table-cell>
          <table:table-cell office:value-type="string">
            <text:p>As Expected</text:p>
          </table:table-cell>
          <table:table-cell table:style-name="ce48" office:value-type="string">
            <text:p>Pass</text:p>
          </table:table-cell>
        </table:table-row>
        <table:table-row table:style-name="ro4">
          <table:table-cell table:number-columns-repeated="2"/>
          <table:table-cell table:style-name="ce40" office:value-type="string">
            <text:p><text:span text:style-name="T1"><text:a xlink:href="http://synthesis.weblivelink.com/">http://synthesis.weblivelink.com</text:a></text:span></text:p>
          </table:table-cell>
          <table:table-cell office:value-type="string">
            <text:p>Store Name= Test,</text:p>
          </table:table-cell>
          <table:table-cell office:value-type="string">
            <text:p>validatoin messag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>
            <text:p>2)Log in</text:p>
          </table:table-cell>
          <table:table-cell office:value-type="string">
            <text:p>Address1= "addr11223#",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3)Click on Setting module</text:p>
          </table:table-cell>
          <table:table-cell office:value-type="string">
            <text:p>Mobile =(121)-233-2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4)Click on Store</text:p>
          </table:table-cell>
          <table:table-cell office:value-type="string">
            <text:p>Data Proveder = Monali <text:s/>Surv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5)Enter Store Name in “Store Name” Field</text:p>
          </table:table-cell>
          <table:table-cell office:value-type="string">
            <text:p>Owner = ankit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6)Enter <text:s/>Address1 in "Address1"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7)Enter Mobile No in the “Mobile” Fiel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8)Alpha Key And Arrow key Che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9) Store manager Dropdown Che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10)Owner Dropdown Che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11)Click on Sav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o Check Cancel Button</text:p>
          </table:table-cell>
          <table:table-cell office:value-type="string">
            <text:p>1)Go to Website</text:p>
          </table:table-cell>
          <table:table-cell table:style-name="ce1" office:value-type="string">
            <text:p>Enter Valid Url</text:p>
          </table:table-cell>
          <table:table-cell office:value-type="string">
            <text:p>System should redirect to Mange Store page </text:p>
          </table:table-cell>
          <table:table-cell office:value-type="string">
            <text:p>As Expected</text:p>
          </table:table-cell>
          <table:table-cell table:style-name="ce48" office:value-type="string">
            <text:p>Pass</text:p>
          </table:table-cell>
        </table:table-row>
        <table:table-row table:style-name="ro4">
          <table:table-cell table:number-columns-repeated="2"/>
          <table:table-cell table:style-name="ce40" office:value-type="string">
            <text:p><text:span text:style-name="T1"><text:a xlink:href="http://synthesis.weblivelink.com/">http://synthesis.weblivelink.com</text:a></text:span></text:p>
          </table:table-cell>
          <table:table-cell office:value-type="string">
            <text:p>Store Name= Test,</text:p>
          </table:table-cell>
          <table:table-cell office:value-type="string">
            <text:p>withought Saving the Recor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>
            <text:p>2)Log in</text:p>
          </table:table-cell>
          <table:table-cell office:value-type="string">
            <text:p>Address1= "addr11223#",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3)Click on Setting module</text:p>
          </table:table-cell>
          <table:table-cell office:value-type="string">
            <text:p>Mobile =(121)-233-2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4)Click on Store</text:p>
          </table:table-cell>
          <table:table-cell office:value-type="string">
            <text:p>Data Proveder = Monali <text:s/>Surv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5)Enter Store Name in “Store Name” Field</text:p>
          </table:table-cell>
          <table:table-cell office:value-type="string">
            <text:p>Owner = ankit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6)Enter <text:s/>Address1 in "Address1"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7)Click on Cancel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o Check Delete Button</text:p>
          </table:table-cell>
          <table:table-cell office:value-type="string">
            <text:p>1)Go to Website</text:p>
          </table:table-cell>
          <table:table-cell table:style-name="ce1" office:value-type="string">
            <text:p>Enter Valid Url</text:p>
          </table:table-cell>
          <table:table-cell office:value-type="string">
            <text:p>System should poop up Message.</text:p>
          </table:table-cell>
          <table:table-cell office:value-type="string">
            <text:p>As Expected</text:p>
          </table:table-cell>
          <table:table-cell table:style-name="ce48" office:value-type="string">
            <text:p>Pass</text:p>
          </table:table-cell>
        </table:table-row>
        <table:table-row table:style-name="ro4">
          <table:table-cell table:number-columns-repeated="2"/>
          <table:table-cell table:style-name="ce40" office:value-type="string">
            <text:p><text:span text:style-name="T1"><text:a xlink:href="http://synthesis.weblivelink.com/">http://synthesis.weblivelink.com</text:a></text:span>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>
            <text:p>2)Log i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3)Click on Setting modu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4)Clilck on Delete Icon</text:p>
          </table:table-cell>
          <table:table-cell table:style-name="ce4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o Check Detail Button</text:p>
          </table:table-cell>
          <table:table-cell office:value-type="string">
            <text:p>1)Go to Website</text:p>
          </table:table-cell>
          <table:table-cell table:style-name="ce1" office:value-type="string">
            <text:p>Enter Valid Url</text:p>
          </table:table-cell>
          <table:table-cell office:value-type="string">
            <text:p>Syatem should display Store Detail Page</text:p>
          </table:table-cell>
          <table:table-cell office:value-type="string">
            <text:p>As Expected</text:p>
          </table:table-cell>
          <table:table-cell table:style-name="ce48" office:value-type="string">
            <text:p>Pass</text:p>
          </table:table-cell>
        </table:table-row>
        <table:table-row table:style-name="ro4">
          <table:table-cell table:number-columns-repeated="2"/>
          <table:table-cell table:style-name="ce40" office:value-type="string">
            <text:p><text:span text:style-name="T1"><text:a xlink:href="http://synthesis.weblivelink.com/">http://synthesis.weblivelink.com</text:a></text:span>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>
            <text:p>2)Log i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3)Click on Setting modu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4)Click on Detail button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o Check Add Terminal tittle on Grid</text:p>
          </table:table-cell>
          <table:table-cell office:value-type="string">
            <text:p>1)Go to Website</text:p>
          </table:table-cell>
          <table:table-cell table:style-name="ce1" office:value-type="string">
            <text:p>Enter Valid Url</text:p>
          </table:table-cell>
          <table:table-cell office:value-type="string">
            <text:p>System should display title "Terminals"</text:p>
          </table:table-cell>
          <table:table-cell office:value-type="string">
            <text:p>System fails to display tittle </text:p>
          </table:table-cell>
          <table:table-cell table:style-name="ce49" office:value-type="string">
            <text:p>Fail</text:p>
          </table:table-cell>
        </table:table-row>
        <table:table-row table:style-name="ro4">
          <table:table-cell table:number-columns-repeated="2"/>
          <table:table-cell table:style-name="ce40" office:value-type="string">
            <text:p><text:span text:style-name="T1"><text:a xlink:href="http://synthesis.weblivelink.com/">http://synthesis.weblivelink.com</text:a></text:span></text:p>
          </table:table-cell>
          <table:table-cell table:number-columns-repeated="2"/>
          <table:table-cell office:value-type="string">
            <text:p>as "Terminals" on Grid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>
            <text:p>2)Log i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3)Click on Setting modu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4)Observe Add terminal tittl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o Check tittle on Add Terminal Page</text:p>
          </table:table-cell>
          <table:table-cell office:value-type="string">
            <text:p>1)Go to Website</text:p>
          </table:table-cell>
          <table:table-cell table:style-name="ce1" office:value-type="string">
            <text:p>Enter Valid Url</text:p>
          </table:table-cell>
          <table:table-cell office:value-type="string">
            <text:p>System should display the tittle <text:s/>"Add Terminal"</text:p>
          </table:table-cell>
          <table:table-cell office:value-type="string">
            <text:p>System fails to display title as </text:p>
          </table:table-cell>
          <table:table-cell table:style-name="ce49" office:value-type="string">
            <text:p>Fail</text:p>
          </table:table-cell>
        </table:table-row>
        <table:table-row table:style-name="ro4">
          <table:table-cell table:number-columns-repeated="2"/>
          <table:table-cell table:style-name="ce40" office:value-type="string">
            <text:p><text:span text:style-name="T1"><text:a xlink:href="http://synthesis.weblivelink.com/">http://synthesis.weblivelink.com</text:a></text:span></text:p>
          </table:table-cell>
          <table:table-cell table:number-columns-repeated="2"/>
          <table:table-cell office:value-type="string">
            <text:p>"Add Terminal"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>
            <text:p>2)Log in</text:p>
          </table:table-cell>
          <table:table-cell table:style-name="ce1"/>
          <table:table-cell table:number-columns-repeated="2"/>
          <table:table-cell table:style-name="ce50"/>
        </table:table-row>
        <table:table-row table:style-name="ro1">
          <table:table-cell table:number-columns-repeated="2"/>
          <table:table-cell office:value-type="string">
            <text:p>3)Click on Setting modul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1" office:value-type="string">
            <text:p>4)obser the title on Add Terminal page</text:p>
          </table:table-cell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ce14"/>
          <table:table-cell table:number-columns-repeated="4"/>
        </table:table-row>
        <table:table-row table:style-name="ro10">
          <table:table-cell/>
          <table:table-cell table:style-name="ce23" office:value-type="string" table:number-columns-spanned="5" table:number-rows-spanned="1">
            <text:p>Admin(Store Terminal)</text:p>
          </table:table-cell>
          <table:covered-table-cell table:number-columns-repeated="4" table:style-name="ce23"/>
          <table:table-cell/>
        </table:table-row>
        <table:table-row table:style-name="ro11">
          <table:table-cell/>
          <table:table-cell table:style-name="ce24" table:number-columns-repeated="5"/>
          <table:table-cell/>
        </table:table-row>
        <table:table-row table:style-name="ro6">
          <table:table-cell office:value-type="float" office:value="9">
            <text:p>9</text:p>
          </table:table-cell>
          <table:table-cell office:value-type="string">
            <text:p>To Check Label on the Menu Bar</text:p>
          </table:table-cell>
          <table:table-cell office:value-type="string">
            <text:p>1)Go to Website</text:p>
          </table:table-cell>
          <table:table-cell table:style-name="ce1" office:value-type="string">
            <text:p>Enter Valid Url</text:p>
          </table:table-cell>
          <table:table-cell table:style-name="ce45" office:value-type="string">
            <text:p>System should diplay title according to Mennu</text:p>
          </table:table-cell>
          <table:table-cell table:style-name="ce46" office:value-type="string">
            <text:p>System displays"Manage Store"</text:p>
          </table:table-cell>
          <table:table-cell/>
        </table:table-row>
        <table:table-row table:style-name="ro11">
          <table:table-cell/>
          <table:table-cell table:style-name="ce24"/>
          <table:table-cell table:style-name="ce40" office:value-type="string">
            <text:p><text:span text:style-name="T1"><text:a xlink:href="http://synthesis.weblivelink.com/">http://synthesis.weblivelink.com</text:a></text:span></text:p>
          </table:table-cell>
          <table:table-cell table:style-name="ce24" table:number-columns-repeated="2"/>
          <table:table-cell table:style-name="ce46" office:value-type="string">
            <text:p>Store Terminal"</text:p>
          </table:table-cell>
          <table:table-cell/>
        </table:table-row>
        <table:table-row table:style-name="ro11">
          <table:table-cell/>
          <table:table-cell table:style-name="ce24"/>
          <table:table-cell table:style-name="ce3" office:value-type="string">
            <text:p>2)Log in</text:p>
          </table:table-cell>
          <table:table-cell table:style-name="ce24" table:number-columns-repeated="2"/>
          <table:table-cell table:style-name="ce47"/>
          <table:table-cell/>
        </table:table-row>
        <table:table-row table:style-name="ro11">
          <table:table-cell/>
          <table:table-cell table:style-name="ce24"/>
          <table:table-cell office:value-type="string">
            <text:p>3)Click on Setting module</text:p>
          </table:table-cell>
          <table:table-cell table:style-name="ce24" table:number-columns-repeated="2"/>
          <table:table-cell table:style-name="ce47"/>
          <table:table-cell/>
        </table:table-row>
        <table:table-row table:style-name="ro11">
          <table:table-cell/>
          <table:table-cell table:style-name="ce24"/>
          <table:table-cell office:value-type="string">
            <text:p>4)Hover on Setting Manu.</text:p>
          </table:table-cell>
          <table:table-cell table:style-name="ce24" table:number-columns-repeated="2"/>
          <table:table-cell table:style-name="ce47"/>
          <table:table-cell/>
        </table:table-row>
        <table:table-row table:style-name="ro11">
          <table:table-cell/>
          <table:table-cell table:style-name="ce24"/>
          <table:table-cell/>
          <table:table-cell table:style-name="ce24" table:number-columns-repeated="3"/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o Check Mange Store Terminal Link</text:p>
          </table:table-cell>
          <table:table-cell office:value-type="string">
            <text:p>1)Go to Website</text:p>
          </table:table-cell>
          <table:table-cell table:style-name="ce1" office:value-type="string">
            <text:p>Enter Valid Url</text:p>
          </table:table-cell>
          <table:table-cell office:value-type="string">
            <text:p>System should open Manage Store Terminal Page</text:p>
          </table:table-cell>
          <table:table-cell office:value-type="string">
            <text:p>As Expected</text:p>
          </table:table-cell>
          <table:table-cell table:style-name="ce48" office:value-type="string">
            <text:p>Pass</text:p>
          </table:table-cell>
        </table:table-row>
        <table:table-row table:style-name="ro4">
          <table:table-cell table:number-columns-repeated="2"/>
          <table:table-cell table:style-name="ce40" office:value-type="string">
            <text:p><text:span text:style-name="T1"><text:a xlink:href="http://synthesis.weblivelink.com/">http://synthesis.weblivelink.com</text:a></text:span></text:p>
          </table:table-cell>
          <table:table-cell table:style-name="ce44"/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>
            <text:p>2)Log i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3)Click on Setting modu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4)Click on Store Terminal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To Check Edit Functionality</text:p>
          </table:table-cell>
          <table:table-cell office:value-type="string">
            <text:p>1)Go to Website</text:p>
          </table:table-cell>
          <table:table-cell table:style-name="ce1" office:value-type="string">
            <text:p>Enter Valid Url</text:p>
          </table:table-cell>
          <table:table-cell office:value-type="string">
            <text:p>System should update the record</text:p>
          </table:table-cell>
          <table:table-cell office:value-type="string">
            <text:p>As Expected</text:p>
          </table:table-cell>
          <table:table-cell table:style-name="ce48" office:value-type="string">
            <text:p>Pass</text:p>
          </table:table-cell>
        </table:table-row>
        <table:table-row table:style-name="ro4">
          <table:table-cell table:number-columns-repeated="2"/>
          <table:table-cell table:style-name="ce40" office:value-type="string">
            <text:p><text:span text:style-name="T1"><text:a xlink:href="http://synthesis.weblivelink.com/">http://synthesis.weblivelink.com</text:a></text:span>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>
            <text:p>2)Log in</text:p>
          </table:table-cell>
          <table:table-cell table:style-name="ce1"/>
          <table:table-cell table:number-columns-repeated="2"/>
          <table:table-cell table:style-name="ce50"/>
        </table:table-row>
        <table:table-row table:style-name="ro1">
          <table:table-cell table:number-columns-repeated="2"/>
          <table:table-cell office:value-type="string">
            <text:p>3)Click on Setting modu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4)Click on Store Termin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5)Click on Edit ic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6)Click on Save</text:p>
          </table:table-cell>
          <table:table-cell table:style-name="ce44"/>
          <table:table-cell table:number-columns-repeated="3"/>
        </table:table-row>
        <table:table-row table:style-name="ro1">
          <table:table-cell table:number-columns-repeated="3"/>
          <table:table-cell table:style-name="ce44"/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To Check lable on Edit Store Terminal Page</text:p>
          </table:table-cell>
          <table:table-cell office:value-type="string">
            <text:p>1)Go to Website</text:p>
          </table:table-cell>
          <table:table-cell table:style-name="ce1" office:value-type="string">
            <text:p>Enter Valid Url</text:p>
          </table:table-cell>
          <table:table-cell office:value-type="string">
            <text:p>System should diplay title as "Edit Store Terminal "</text:p>
          </table:table-cell>
          <table:table-cell office:value-type="string">
            <text:p>System fails todisplays proper</text:p>
          </table:table-cell>
          <table:table-cell table:style-name="ce49" office:value-type="string">
            <text:p>Fail</text:p>
          </table:table-cell>
        </table:table-row>
        <table:table-row table:style-name="ro4">
          <table:table-cell table:number-columns-repeated="2"/>
          <table:table-cell table:style-name="ce40" office:value-type="string">
            <text:p><text:span text:style-name="T1"><text:a xlink:href="http://synthesis.weblivelink.com/">http://synthesis.weblivelink.com</text:a></text:span></text:p>
          </table:table-cell>
          <table:table-cell table:number-columns-repeated="2"/>
          <table:table-cell office:value-type="string">
            <text:p>tittle as "Edit Store Terminal"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>
            <text:p>2)Log i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3)Click on Setting modu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4)Click on Store Termin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5)Click on Edit ic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6)To Check title on Edit Store Terminal pag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To Check delete button</text:p>
          </table:table-cell>
          <table:table-cell office:value-type="string">
            <text:p>1)Go to Website</text:p>
          </table:table-cell>
          <table:table-cell table:style-name="ce1" office:value-type="string">
            <text:p>Enter Valid Url</text:p>
          </table:table-cell>
          <table:table-cell office:value-type="string">
            <text:p>System should delete the record</text:p>
          </table:table-cell>
          <table:table-cell office:value-type="string">
            <text:p>As Expected</text:p>
          </table:table-cell>
          <table:table-cell table:style-name="ce48" office:value-type="string">
            <text:p>Pass</text:p>
          </table:table-cell>
        </table:table-row>
        <table:table-row table:style-name="ro4">
          <table:table-cell table:number-columns-repeated="2"/>
          <table:table-cell table:style-name="ce40" office:value-type="string">
            <text:p><text:span text:style-name="T1"><text:a xlink:href="http://synthesis.weblivelink.com/">http://synthesis.weblivelink.com</text:a></text:span></text:p>
          </table:table-cell>
          <table:table-cell/>
          <table:table-cell office:value-type="string">
            <text:p>Sytem fials to display messge for delet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>
            <text:p>2)Log i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3)Click on Setting modu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4)Click on Store Termin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5)Clcik on delete icon on the Gri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To Chek Mange Stoe Terminal Grid</text:p>
          </table:table-cell>
          <table:table-cell office:value-type="string">
            <text:p>1)Go to Website</text:p>
          </table:table-cell>
          <table:table-cell table:style-name="ce1" office:value-type="string">
            <text:p>Enter Valid Url</text:p>
          </table:table-cell>
          <table:table-cell office:value-type="string">
            <text:p>System shows data on the grid properly</text:p>
          </table:table-cell>
          <table:table-cell office:value-type="string">
            <text:p>As Expected</text:p>
          </table:table-cell>
          <table:table-cell table:style-name="ce48" office:value-type="string">
            <text:p>Pass</text:p>
          </table:table-cell>
        </table:table-row>
        <table:table-row table:style-name="ro4">
          <table:table-cell table:number-columns-repeated="2"/>
          <table:table-cell table:style-name="ce40" office:value-type="string">
            <text:p><text:span text:style-name="T1"><text:a xlink:href="http://synthesis.weblivelink.com/">http://synthesis.weblivelink.com</text:a></text:span></text:p>
          </table:table-cell>
          <table:table-cell table:style-name="ce1"/>
          <table:table-cell table:number-columns-repeated="2"/>
          <table:table-cell table:style-name="ce50"/>
        </table:table-row>
        <table:table-row table:style-name="ro1">
          <table:table-cell table:number-columns-repeated="2"/>
          <table:table-cell table:style-name="ce3" office:value-type="string">
            <text:p>2)Log i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3)Click on Setting modu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4)Click on Store Termin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5)Observe the Gri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To Check Name search button.</text:p>
          </table:table-cell>
          <table:table-cell office:value-type="string">
            <text:p>1)Go to Website</text:p>
          </table:table-cell>
          <table:table-cell table:style-name="ce1" office:value-type="string">
            <text:p>Enter Valid Url</text:p>
          </table:table-cell>
          <table:table-cell office:value-type="string">
            <text:p>Text field should be rounded and innertext should </text:p>
          </table:table-cell>
          <table:table-cell office:value-type="string">
            <text:p>System fails to display</text:p>
          </table:table-cell>
          <table:table-cell table:style-name="ce49" office:value-type="string">
            <text:p>Fail</text:p>
          </table:table-cell>
        </table:table-row>
        <table:table-row table:style-name="ro4">
          <table:table-cell table:number-columns-repeated="2"/>
          <table:table-cell table:style-name="ce40" office:value-type="string">
            <text:p><text:span text:style-name="T1"><text:a xlink:href="http://synthesis.weblivelink.com/">http://synthesis.weblivelink.com</text:a></text:span></text:p>
          </table:table-cell>
          <table:table-cell/>
          <table:table-cell office:value-type="string">
            <text:p>be Terminal</text:p>
          </table:table-cell>
          <table:table-cell office:value-type="string">
            <text:p>inner text and rounded corner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>
            <text:p>2)Log in</text:p>
          </table:table-cell>
          <table:table-cell table:style-name="ce1"/>
          <table:table-cell/>
          <table:table-cell office:value-type="string">
            <text:p>text field.</text:p>
          </table:table-cell>
          <table:table-cell table:style-name="ce51"/>
        </table:table-row>
        <table:table-row table:style-name="ro1">
          <table:table-cell table:number-columns-repeated="2"/>
          <table:table-cell office:value-type="string">
            <text:p>3)Click on Setting modu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4)Click on Store Terminal</text:p>
          </table:table-cell>
          <table:table-cell table:number-columns-repeated="4"/>
        </table:table-row>
      </table:table>
      <table:table table:name="BugReport" table:style-name="ta1" table:print="false"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2" table:default-cell-style-name="ce1"/>
        <table:table-column table:style-name="co13" table:default-cell-style-name="ce1"/>
        <table:table-column table:style-name="co14" table:default-cell-style-name="ce57"/>
        <table:table-column table:style-name="co8" table:default-cell-style-name="ce1"/>
        <table:table-column table:style-name="co15" table:default-cell-style-name="ce1"/>
        <table:table-column table:style-name="co7" table:default-cell-style-name="Default"/>
        <table:table-row table:style-name="ro1">
          <table:table-cell table:style-name="ce33" office:value-type="string">
            <text:p>Project : Sythesis II</text:p>
          </table:table-cell>
          <table:table-cell table:style-name="ce33" table:number-columns-repeated="9"/>
          <table:table-cell table:style-name="ce54"/>
          <table:table-cell table:style-name="ce33" table:number-columns-repeated="2"/>
          <table:table-cell/>
        </table:table-row>
        <table:table-row table:style-name="ro1">
          <table:table-cell table:style-name="ce33" table:number-columns-repeated="4"/>
          <table:table-cell table:style-name="ce52" office:value-type="string" table:number-columns-spanned="1" table:number-rows-spanned="2">
            <text:p>Bug Report</text:p>
          </table:table-cell>
          <table:table-cell table:style-name="ce33" table:number-columns-repeated="5"/>
          <table:table-cell table:style-name="ce54"/>
          <table:table-cell table:style-name="ce33" table:number-columns-repeated="2"/>
          <table:table-cell/>
        </table:table-row>
        <table:table-row table:style-name="ro1">
          <table:table-cell table:style-name="ce33" table:number-columns-repeated="4"/>
          <table:covered-table-cell table:style-name="ce52"/>
          <table:table-cell table:style-name="ce33" table:number-columns-repeated="5"/>
          <table:table-cell table:style-name="ce54"/>
          <table:table-cell table:style-name="ce33" table:number-columns-repeated="2"/>
          <table:table-cell/>
        </table:table-row>
        <table:table-row table:style-name="ro1" table:number-rows-repeated="2">
          <table:table-cell table:style-name="ce33" table:number-columns-repeated="10"/>
          <table:table-cell table:style-name="ce54"/>
          <table:table-cell table:style-name="ce33" table:number-columns-repeated="2"/>
          <table:table-cell/>
        </table:table-row>
        <table:table-row table:style-name="ro1">
          <table:table-cell table:style-name="ce34" table:number-columns-repeated="10"/>
          <table:table-cell table:style-name="ce55"/>
          <table:table-cell table:style-name="ce34"/>
          <table:table-cell table:style-name="ce33"/>
          <table:table-cell/>
        </table:table-row>
        <table:table-row table:style-name="ro7">
          <table:table-cell table:style-name="ce35" office:value-type="string">
            <text:p><text:s text:c="4"/></text:p>
          </table:table-cell>
          <table:table-cell table:style-name="ce35" office:value-type="string">
            <text:p>Bug Name</text:p>
          </table:table-cell>
          <table:table-cell table:style-name="ce35" office:value-type="string">
            <text:p>Test Case Id</text:p>
          </table:table-cell>
          <table:table-cell table:style-name="ce35" office:value-type="string">
            <text:p>Bug Page</text:p>
          </table:table-cell>
          <table:table-cell table:style-name="ce35" office:value-type="string">
            <text:p>Area Path</text:p>
          </table:table-cell>
          <table:table-cell table:style-name="ce53" office:value-type="string">
            <text:p>URL</text:p>
          </table:table-cell>
          <table:table-cell table:style-name="ce35" office:value-type="string">
            <text:p>Status</text:p>
          </table:table-cell>
          <table:table-cell table:style-name="ce35" office:value-type="string">
            <text:p>Priority</text:p>
          </table:table-cell>
          <table:table-cell table:style-name="ce35" office:value-type="string">
            <text:p>Severity</text:p>
          </table:table-cell>
          <table:table-cell table:style-name="ce35" office:value-type="string">
            <text:p>Platform/OS/Browser</text:p>
          </table:table-cell>
          <table:table-cell table:style-name="ce56" office:value-type="string">
            <text:p>Reported On</text:p>
          </table:table-cell>
          <table:table-cell table:style-name="ce35" office:value-type="string">
            <text:p>Reported By</text:p>
          </table:table-cell>
          <table:table-cell table:style-name="ce35" office:value-type="string">
            <text:p>Assigned To</text:p>
          </table:table-cell>
          <table:table-cell table:style-name="ce35" office:value-type="string">
            <text:p>Solved</text:p>
          </table:table-cell>
        </table:table-row>
        <table:table-row table:style-name="ro7">
          <table:table-cell table:style-name="ce35" table:number-columns-repeated="5"/>
          <table:table-cell table:style-name="ce53"/>
          <table:table-cell table:style-name="ce35" table:number-columns-repeated="4"/>
          <table:table-cell table:style-name="ce56"/>
          <table:table-cell table:style-name="ce35" table:number-columns-repeated="2"/>
          <table:table-cell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System fails to display tittle </text:p>
          </table:table-cell>
          <table:table-cell table:style-name="ce36" office:value-type="float" office:value="7">
            <text:p>7</text:p>
          </table:table-cell>
          <table:table-cell table:style-name="ce37" office:value-type="string">
            <text:p>Manag Store</text:p>
          </table:table-cell>
          <table:table-cell office:value-type="string">
            <text:p>LogIn(Admin)&gt;Settings&gt;Store</text:p>
          </table:table-cell>
          <table:table-cell table:style-name="ce14" office:value-type="string">
            <text:p>http://synthesis.weblivelink.com/Admin/store</text:p>
          </table:table-cell>
          <table:table-cell office:value-type="string">
            <text:p>New</text:p>
          </table:table-cell>
          <table:table-cell office:value-type="string">
            <text:p>Medium</text:p>
          </table:table-cell>
          <table:table-cell office:value-type="string">
            <text:p>Moderate</text:p>
          </table:table-cell>
          <table:table-cell office:value-type="string">
            <text:p>PC/Windows/Crome</text:p>
          </table:table-cell>
          <table:table-cell office:value-type="float" office:value="43454">
            <text:p>20/Dec/18</text:p>
          </table:table-cell>
          <table:table-cell office:value-type="string">
            <text:p>Pratik</text:p>
          </table:table-cell>
          <table:table-cell office:value-type="string">
            <text:p>Vibhunsha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as "Terminals" on Grid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8">
          <table:table-cell office:value-type="float" office:value="2">
            <text:p>2</text:p>
          </table:table-cell>
          <table:table-cell office:value-type="string">
            <text:p>System fails to display title as </text:p>
          </table:table-cell>
          <table:table-cell table:style-name="ce36" office:value-type="float" office:value="8">
            <text:p>8</text:p>
          </table:table-cell>
          <table:table-cell table:style-name="ce37" office:value-type="string">
            <text:p>Add Terminal(Store)</text:p>
          </table:table-cell>
          <table:table-cell office:value-type="string">
            <text:p>Log In(Admin)&gt;Settings&gt;Store&gt;Add Termial</text:p>
          </table:table-cell>
          <table:table-cell table:style-name="ce14" office:value-type="string">
            <text:p>http://synthesis.weblivelink.com/Admin/StoreTerminal/Create/11</text:p>
          </table:table-cell>
          <table:table-cell office:value-type="string">
            <text:p>New</text:p>
          </table:table-cell>
          <table:table-cell office:value-type="string">
            <text:p>Medium</text:p>
          </table:table-cell>
          <table:table-cell office:value-type="string">
            <text:p>Moderate</text:p>
          </table:table-cell>
          <table:table-cell office:value-type="string">
            <text:p>PC/Windows/Crome</text:p>
          </table:table-cell>
          <table:table-cell office:value-type="float" office:value="43454">
            <text:p>20/Dec/18</text:p>
          </table:table-cell>
          <table:table-cell office:value-type="string">
            <text:p>Pratik</text:p>
          </table:table-cell>
          <table:table-cell office:value-type="string">
            <text:p>Vibhunsha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"Add Terminal"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6">
          <table:table-cell office:value-type="float" office:value="3">
            <text:p>3</text:p>
          </table:table-cell>
          <table:table-cell office:value-type="string">
            <text:p>System fails todisplays proper</text:p>
          </table:table-cell>
          <table:table-cell table:style-name="ce36" office:value-type="float" office:value="12">
            <text:p>12</text:p>
          </table:table-cell>
          <table:table-cell table:style-name="ce37" office:value-type="string">
            <text:p>Mange StoreTerminal</text:p>
          </table:table-cell>
          <table:table-cell office:value-type="string">
            <text:p>Log In(Admin)&gt;Settings&gt; Manage Store</text:p>
          </table:table-cell>
          <table:table-cell table:style-name="ce14" office:value-type="string">
            <text:p>http://synthesis.weblivelink.com/Admin/storeterminal</text:p>
          </table:table-cell>
          <table:table-cell office:value-type="string">
            <text:p>New</text:p>
          </table:table-cell>
          <table:table-cell office:value-type="string">
            <text:p>Medium</text:p>
          </table:table-cell>
          <table:table-cell office:value-type="string">
            <text:p>Moderate</text:p>
          </table:table-cell>
          <table:table-cell office:value-type="string">
            <text:p>PC/Windows/Crome</text:p>
          </table:table-cell>
          <table:table-cell office:value-type="float" office:value="43454">
            <text:p>20/Dec/18</text:p>
          </table:table-cell>
          <table:table-cell office:value-type="string">
            <text:p>Pratik</text:p>
          </table:table-cell>
          <table:table-cell office:value-type="string">
            <text:p>Vibhunsha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tittle as "Edit Store Terminal"</text:p>
          </table:table-cell>
          <table:table-cell/>
          <table:table-cell table:style-name="ce37"/>
          <table:table-cell office:value-type="string">
            <text:p>Termials &gt;Edit</text:p>
          </table:table-cell>
          <table:table-cell table:style-name="ce14"/>
          <table:table-cell table:number-columns-repeated="8"/>
        </table:table-row>
        <table:table-row table:style-name="ro1">
          <table:table-cell/>
          <table:table-cell table:style-name="ce3" table:number-columns-repeated="2"/>
          <table:table-cell table:number-columns-repeated="6"/>
          <table:table-cell table:style-name="ce7"/>
          <table:table-cell table:style-name="ce58"/>
          <table:table-cell table:style-name="ce7"/>
          <table:table-cell table:number-columns-repeated="2"/>
        </table:table-row>
        <table:table-row table:style-name="ro6">
          <table:table-cell office:value-type="float" office:value="4">
            <text:p>4</text:p>
          </table:table-cell>
          <table:table-cell office:value-type="string">
            <text:p>System fails to display</text:p>
          </table:table-cell>
          <table:table-cell table:style-name="ce36" office:value-type="float" office:value="15">
            <text:p>15</text:p>
          </table:table-cell>
          <table:table-cell table:style-name="ce37" office:value-type="string">
            <text:p>Mange StoreTerminal</text:p>
          </table:table-cell>
          <table:table-cell office:value-type="string">
            <text:p>Log In(Admin)&gt;Settings&gt; Manage Store</text:p>
          </table:table-cell>
          <table:table-cell table:style-name="ce14" office:value-type="string">
            <text:p>http://synthesis.weblivelink.com/Admin/storeterminal</text:p>
          </table:table-cell>
          <table:table-cell office:value-type="string">
            <text:p>New</text:p>
          </table:table-cell>
          <table:table-cell office:value-type="string">
            <text:p>Medium</text:p>
          </table:table-cell>
          <table:table-cell office:value-type="string">
            <text:p>Moderate</text:p>
          </table:table-cell>
          <table:table-cell office:value-type="string">
            <text:p>PC/Windows/Crome</text:p>
          </table:table-cell>
          <table:table-cell office:value-type="float" office:value="43454">
            <text:p>20/Dec/18</text:p>
          </table:table-cell>
          <table:table-cell office:value-type="string">
            <text:p>Pratik</text:p>
          </table:table-cell>
          <table:table-cell office:value-type="string">
            <text:p>Vibhunsha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inner text and rounded corner</text:p>
          </table:table-cell>
          <table:table-cell table:number-columns-repeated="2"/>
          <table:table-cell office:value-type="string">
            <text:p>Termials</text:p>
          </table:table-cell>
          <table:table-cell table:number-columns-repeated="5"/>
          <table:table-cell table:style-name="ce59"/>
          <table:table-cell table:number-columns-repeated="3"/>
        </table:table-row>
        <table:table-row table:style-name="ro1">
          <table:table-cell/>
          <table:table-cell office:value-type="string">
            <text:p>text field.</text:p>
          </table:table-cell>
          <table:table-cell table:number-columns-repeated="8"/>
          <table:table-cell table:style-name="ce59"/>
          <table:table-cell table:number-columns-repeated="3"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0" number:min-integer-digits="1" number:grouping="true"/>
      <number:text> </number:text>
    </number:number-style>
    <number:number-style style:name="N131P1" style:volatile="true">
      <number:text> $(</number:text>
      <number:number number:decimal-places="0" number:min-integer-digits="1" number:grouping="true"/>
      <number:text>)</number:text>
    </number:number-style>
    <number:number-style style:name="N131P2" style:volatile="true">
      <number:text> $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2" number:min-integer-digits="1" number:grouping="true"/>
      <number:text> </number:text>
    </number:number-style>
    <number:number-style style:name="N139P1" style:volatile="true">
      <number:text> $(</number:text>
      <number:number number:decimal-places="2" number:min-integer-digits="1" number:grouping="true"/>
      <number:text>)</number:text>
    </number:number-style>
    <number:number-style style:name="N139P2" style:volatile="true">
      <number:text> $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date-style style:name="N145P0" style:volatile="true">
      <number:day/>
      <number:text>/</number:text>
      <number:month number:textual="true"/>
      <number:text>/</number:text>
      <number:year/>
    </number:date-style>
    <number:text-style style:name="N145">
      <number:text-content/>
      <style:map style:condition="value()&gt;=0" style:apply-style-name="N145P0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fo:language="zxx" fo:country="none" style:language-asian="zxx" style:country-asian="none" style:font-name-complex="Arial1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0">12/20/2018</text:date>, <text:time>13:5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_5f_cases" style:display-name="PageStyle_Test_cas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ugReport" style:display-name="PageStyle_BugReport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M35S</meta:editing-duration>
    <meta:editing-cycles>6</meta:editing-cycles>
    <meta:generator>OpenOffice.org/3.4.1$Win32 OpenOffice.org_project/341m1$Build-9593</meta:generator>
    <dc:date>2018-12-20T13:58:39.43</dc:date>
    <meta:document-statistic meta:table-count="3" meta:cell-count="295" meta:object-count="0"/>
    <meta:user-defined meta:name="Info 1"/>
    <meta:user-defined meta:name="Info 2"/>
    <meta:user-defined meta:name="Info 3"/>
    <meta:user-defined meta:name="Info 4"/>
  </office:meta>
</office:document-meta>
</file>